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>
      <style:text-properties fo:font-weight="bold" style:font-weight-asian="bold" style:font-weight-complex="bold"/>
    </style:style>
    <style:style style:name="P13" style:parent-style-name="Normal" style:list-style-name="LFO2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3" style:family="paragraph">
      <style:text-properties fo:font-weight="bold" style:font-weight-asian="bold" style:font-weight-complex="bold"/>
    </style:style>
    <style:style style:name="P16" style:parent-style-name="Normal" style:list-style-name="LFO3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4" style:family="paragraph">
      <style:text-properties fo:font-weight="bold" style:font-weight-asian="bold" style:font-weight-complex="bold"/>
    </style:style>
    <style:style style:name="P19" style:parent-style-name="Normal" style:list-style-name="LFO4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5" style:family="paragraph">
      <style:text-properties fo:font-weight="bold" style:font-weight-asian="bold" style:font-weight-complex="bold"/>
    </style:style>
    <style:style style:name="P22" style:parent-style-name="Normal" style:list-style-name="LFO5" style:family="paragraph">
      <style:text-properties fo:font-weight="bold" style:font-weight-asian="bold" style:font-weight-complex="bold"/>
    </style:style>
    <style:style style:name="P23" style:parent-style-name="Normal" style:list-style-name="LFO5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6" style:family="paragraph">
      <style:text-properties fo:font-weight="bold" style:font-weight-asian="bold" style:font-weight-complex="bold"/>
    </style:style>
    <style:style style:name="P26" style:parent-style-name="Normal" style:list-style-name="LFO6" style:family="paragraph">
      <style:text-properties fo:font-weight="bold" style:font-weight-asian="bold" style:font-weight-complex="bold"/>
    </style:style>
    <style:style style:name="P27" style:parent-style-name="Normal" style:list-style-name="LFO6" style:family="paragraph">
      <style:text-properties fo:font-weight="bold" style:font-weight-asian="bold" style:font-weight-complex="bold"/>
    </style:style>
    <style:style style:name="P28" style:parent-style-name="Normal" style:list-style-name="LFO6" style:family="paragraph">
      <style:text-properties fo:font-weight="bold" style:font-weight-asian="bold" style:font-weight-complex="bold"/>
    </style:style>
    <style:style style:name="P29" style:parent-style-name="Normal" style:list-style-name="LFO6" style:family="paragraph">
      <style:text-properties fo:font-weight="bold" style:font-weight-asian="bold" style:font-weight-complex="bold"/>
    </style:style>
    <style:style style:name="P30" style:parent-style-name="Normal" style:list-style-name="LFO6" style:family="paragraph">
      <style:text-properties fo:font-weight="bold" style:font-weight-asian="bold" style:font-weight-complex="bold"/>
    </style:style>
    <style:style style:name="P31" style:parent-style-name="Normal" style:list-style-name="LFO6" style:family="paragraph">
      <style:text-properties fo:font-weight="bold" style:font-weight-asian="bold" style:font-weight-complex="bold"/>
    </style:style>
    <style:style style:name="P32" style:parent-style-name="Normal" style:list-style-name="LFO6" style:family="paragraph">
      <style:text-properties fo:font-weight="bold" style:font-weight-asian="bold" style:font-weight-complex="bold"/>
    </style:style>
    <style:style style:name="P33" style:parent-style-name="Normal" style:list-style-name="LFO6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7" style:family="paragraph">
      <style:text-properties fo:font-weight="bold" style:font-weight-asian="bold" style:font-weight-complex="bold"/>
    </style:style>
    <style:style style:name="P36" style:parent-style-name="Normal" style:list-style-name="LFO7" style:family="paragraph">
      <style:text-properties fo:font-weight="bold" style:font-weight-asian="bold" style:font-weight-complex="bold"/>
    </style:style>
    <style:style style:name="P37" style:parent-style-name="Normal" style:list-style-name="LFO7" style:family="paragraph">
      <style:text-properties fo:font-weight="bold" style:font-weight-asian="bold" style:font-weight-complex="bold"/>
    </style:style>
    <style:style style:name="P38" style:parent-style-name="Normal" style:list-style-name="LFO7" style:family="paragraph">
      <style:text-properties fo:font-weight="bold" style:font-weight-asian="bold" style:font-weight-complex="bold"/>
    </style:style>
    <style:style style:name="P39" style:parent-style-name="Normal" style:list-style-name="LFO7" style:family="paragraph">
      <style:text-properties fo:font-weight="bold" style:font-weight-asian="bold" style:font-weight-complex="bold"/>
    </style:style>
    <style:style style:name="P40" style:parent-style-name="Normal" style:list-style-name="LFO7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8" style:family="paragraph">
      <style:text-properties fo:font-weight="bold" style:font-weight-asian="bold" style:font-weight-complex="bold"/>
    </style:style>
    <style:style style:name="P43" style:parent-style-name="Normal" style:list-style-name="LFO8" style:family="paragraph">
      <style:text-properties fo:font-weight="bold" style:font-weight-asian="bold" style:font-weight-complex="bold"/>
    </style:style>
    <style:style style:name="P44" style:parent-style-name="Normal" style:list-style-name="LFO8" style:family="paragraph">
      <style:text-properties fo:font-weight="bold" style:font-weight-asian="bold" style:font-weight-complex="bold"/>
    </style:style>
    <style:style style:name="P45" style:parent-style-name="Normal" style:list-style-name="LFO8" style:family="paragraph">
      <style:text-properties fo:font-weight="bold" style:font-weight-asian="bold" style:font-weight-complex="bold"/>
    </style:style>
    <style:style style:name="P46" style:parent-style-name="Normal" style:list-style-name="LFO8" style:family="paragraph">
      <style:text-properties fo:font-weight="bold" style:font-weight-asian="bold" style:font-weight-complex="bold"/>
    </style:style>
    <style:style style:name="P47" style:parent-style-name="Normal" style:list-style-name="LFO8" style:family="paragraph">
      <style:text-properties fo:font-weight="bold" style:font-weight-asian="bold" style:font-weight-complex="bold"/>
    </style:style>
    <style:style style:name="P48" style:parent-style-name="Normal" style:list-style-name="LFO8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9" style:family="paragraph">
      <style:text-properties fo:font-weight="bold" style:font-weight-asian="bold" style:font-weight-complex="bold"/>
    </style:style>
    <style:style style:name="P52" style:parent-style-name="Normal" style:list-style-name="LFO9" style:family="paragraph">
      <style:text-properties fo:font-weight="bold" style:font-weight-asian="bold" style:font-weight-complex="bold"/>
    </style:style>
    <style:style style:name="P53" style:parent-style-name="Normal" style:list-style-name="LFO9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10" style:family="paragraph">
      <style:text-properties fo:font-weight="bold" style:font-weight-asian="bold" style:font-weight-complex="bold"/>
    </style:style>
    <style:style style:name="P56" style:parent-style-name="Normal" style:list-style-name="LFO10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11" style:family="paragraph">
      <style:text-properties fo:font-weight="bold" style:font-weight-asian="bold" style:font-weight-complex="bold"/>
    </style:style>
    <style:style style:name="P59" style:parent-style-name="Normal" style:list-style-name="LFO11" style:family="paragraph">
      <style:text-properties fo:font-weight="bold" style:font-weight-asian="bold" style:font-weight-complex="bold"/>
    </style:style>
    <style:style style:name="P60" style:parent-style-name="Normal" style:list-style-name="LFO11" style:family="paragraph">
      <style:text-properties fo:font-weight="bold" style:font-weight-asian="bold" style:font-weight-complex="bold"/>
    </style:style>
    <style:style style:name="P61" style:parent-style-name="Normal" style:list-style-name="LFO11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list-style-name="LFO12" style:family="paragraph">
      <style:text-properties fo:font-weight="bold" style:font-weight-asian="bold" style:font-weight-complex="bold"/>
    </style:style>
    <style:style style:name="P64" style:parent-style-name="Normal" style:list-style-name="LFO12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13" style:family="paragraph">
      <style:text-properties fo:font-weight="bold" style:font-weight-asian="bold" style:font-weight-complex="bold"/>
    </style:style>
    <style:style style:name="P68" style:parent-style-name="Normal" style:list-style-name="LFO13" style:family="paragraph">
      <style:text-properties fo:font-weight="bold" style:font-weight-asian="bold" style:font-weight-complex="bold"/>
    </style:style>
    <style:style style:name="P69" style:parent-style-name="Normal" style:list-style-name="LFO13" style:family="paragraph">
      <style:text-properties fo:font-weight="bold" style:font-weight-asian="bold" style:font-weight-complex="bold"/>
    </style:style>
    <style:style style:name="P70" style:parent-style-name="Normal" style:list-style-name="LFO13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list-style-name="LFO14" style:family="paragraph">
      <style:text-properties fo:font-weight="bold" style:font-weight-asian="bold" style:font-weight-complex="bold"/>
    </style:style>
    <style:style style:name="P73" style:parent-style-name="Normal" style:list-style-name="LFO14" style:family="paragraph">
      <style:text-properties fo:font-weight="bold" style:font-weight-asian="bold" style:font-weight-complex="bold"/>
    </style:style>
    <style:style style:name="P74" style:parent-style-name="Normal" style:list-style-name="LFO14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15" style:family="paragraph">
      <style:text-properties fo:font-weight="bold" style:font-weight-asian="bold" style:font-weight-complex="bold"/>
    </style:style>
    <style:style style:name="P77" style:parent-style-name="Normal" style:list-style-name="LFO15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list-style-name="LFO16" style:family="paragraph">
      <style:text-properties fo:font-weight="bold" style:font-weight-asian="bold" style:font-weight-complex="bold"/>
    </style:style>
    <style:style style:name="P80" style:parent-style-name="Normal" style:list-style-name="LFO16" style:family="paragraph">
      <style:text-properties fo:font-weight="bold" style:font-weight-asian="bold" style:font-weight-complex="bold"/>
    </style:style>
    <style:style style:name="P81" style:parent-style-name="Normal" style:list-style-name="LFO16" style:family="paragraph">
      <style:text-properties fo:font-weight="bold" style:font-weight-asian="bold" style:font-weight-complex="bold"/>
    </style:style>
    <style:style style:name="P82" style:parent-style-name="Normal" style:list-style-name="LFO16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ahier des charges - Application web de gestion de classes avec signature en ligne</text:p>
      <text:p text:style-name="P2">1. Objectifs de l'application</text:p>
      <text:p text:style-name="P3">L'application doit permettre les fonctionnalités suivantes :</text:p>
      <text:list text:style-name="LFO1" text:continue-numbering="true">
        <text:list-item>
          <text:p text:style-name="P4">Gestion des utilisateurs : enseignants, élèves et<text:s/>administrateurs.</text:p>
        </text:list-item>
        <text:list-item>
          <text:p text:style-name="P5">Organisation des classes : CRUD des affectations des élèves et des enseignants aux classes.</text:p>
        </text:list-item>
        <text:list-item>
          <text:p text:style-name="P6">Gestion des matières et des emplois du temps : configuration des matières et des horaires pour chaque classe.</text:p>
        </text:list-item>
        <text:list-item>
          <text:p text:style-name="P7">Signature en ligne : les utilisateurs pourront signer électroniquement pour valider leur présence.</text:p>
        </text:list-item>
      </text:list>
      <text:p text:style-name="P8">2. Fonctionnalités</text:p>
      <text:p text:style-name="P9">2.1 Profils utilisateurs</text:p>
      <text:p text:style-name="P10">Administrateur :</text:p>
      <text:list text:style-name="LFO2" text:continue-numbering="true">
        <text:list-item>
          <text:p text:style-name="P11">Gestion complète du système : création et gestion des utilisateurs (enseignants, élèves) et des classes.</text:p>
        </text:list-item>
        <text:list-item>
          <text:p text:style-name="P12">Gestion des matières et des emplois du temps.</text:p>
        </text:list-item>
        <text:list-item>
          <text:p text:style-name="P13">Gestion des signatures de présence.</text:p>
        </text:list-item>
      </text:list>
      <text:p text:style-name="P14">Enseignant :</text:p>
      <text:list text:style-name="LFO3" text:continue-numbering="true">
        <text:list-item>
          <text:p text:style-name="P15">Consultation des emplois du temps et des classes.</text:p>
        </text:list-item>
        <text:list-item>
          <text:p text:style-name="P16">Génération, consultation et validation des signatures de présence.</text:p>
        </text:list-item>
      </text:list>
      <text:p text:style-name="P17">Élève :</text:p>
      <text:list text:style-name="LFO4" text:continue-numbering="true">
        <text:list-item>
          <text:p text:style-name="P18">Consultation de l'emploi du temps.</text:p>
        </text:list-item>
        <text:list-item>
          <text:p text:style-name="P19">Signature de présence et<text:s/>consultation de l'historique.</text:p>
        </text:list-item>
      </text:list>
      <text:p text:style-name="P20">2.2 Connexion / Authentification</text:p>
      <text:list text:style-name="LFO5" text:continue-numbering="true">
        <text:list-item>
          <text:p text:style-name="P21">Système d'authentification sécurisé : basé sur des emails et des mots de passe chiffrés (utilisation de la fonction password_hash()).</text:p>
        </text:list-item>
        <text:list-item>
          <text:p text:style-name="P22">Gestion des rôles : administrateur, enseignant et élève avec des fonctionnalités spécifiques.</text:p>
        </text:list-item>
        <text:list-item>
          <text:p text:style-name="P23">Récupération de mot de passe : réinitialisation du mot de passe via un email sécurisé.</text:p>
        </text:list-item>
      </text:list>
      <text:p text:style-name="P24">2.3 Classes</text:p>
      <text:list text:style-name="LFO6" text:continue-numbering="true">
        <text:list-item>
          <text:p text:style-name="P25">**CRUD des classes ** Administrateur :</text:p>
          <text:list text:continue-numbering="true">
            <text:list-item>
              <text:p text:style-name="P26">Nom de la classe (ex. : BTS SIO 2 SLAM).</text:p>
            </text:list-item>
            <text:list-item>
              <text:p text:style-name="P27">Année scolaire (ex : 2024-2025)</text:p>
            </text:list-item>
            <text:list-item>
              <text:p text:style-name="P28">Liste des matières enseignées.</text:p>
            </text:list-item>
          </text:list>
        </text:list-item>
        <text:list-item>
          <text:p text:style-name="P29">**Affectation des enseignants et élèves ** Administrateur :</text:p>
          <text:list text:continue-numbering="true">
            <text:list-item>
              <text:p text:style-name="P30">Assigner des enseignants à une classe.</text:p>
            </text:list-item>
            <text:list-item>
              <text:p text:style-name="P31">Assigner des élèves à une classe.</text:p>
            </text:list-item>
          </text:list>
        </text:list-item>
        <text:list-item>
          <text:p text:style-name="P32">**Visualisation des classes ** Administrateur &amp; enseignants :</text:p>
          <text:list text:continue-numbering="true">
            <text:list-item>
              <text:p text:style-name="P33">Consulter les informations sur les classes : liste des élèves, matières, emploi du temps.</text:p>
            </text:list-item>
          </text:list>
        </text:list-item>
      </text:list>
      <text:p text:style-name="P34">2.4 Matières et emploi du temps</text:p>
      <text:list text:style-name="LFO7" text:continue-numbering="true">
        <text:list-item>
          <text:p text:style-name="P35">Gestion des matières Administrateur</text:p>
          <text:list text:continue-numbering="true">
            <text:list-item>
              <text:p text:style-name="P36">CRUD les matières pour chaque classe.</text:p>
            </text:list-item>
            <text:list-item>
              <text:p text:style-name="P37">Assignées à enseignants.</text:p>
            </text:list-item>
          </text:list>
        </text:list-item>
        <text:list-item>
          <text:p text:style-name="P38">Emploi du temps :</text:p>
          <text:list text:continue-numbering="true">
            <text:list-item>
              <text:p text:style-name="P39">Administrateur : définir des créneaux horaires pour chaque matière pour chaque classe.</text:p>
            </text:list-item>
            <text:list-item>
              <text:p text:style-name="P40">Enseignants et élèves : visualisation de l'emploi du temps (format hebdomadaire) via espace personnel.</text:p>
            </text:list-item>
          </text:list>
        </text:list-item>
      </text:list>
      <text:p text:style-name="P41">2.5 Signature en ligne</text:p>
      <text:list text:style-name="LFO8" text:continue-numbering="true">
        <text:list-item>
          <text:p text:style-name="P42">Signature électronique :</text:p>
          <text:list text:continue-numbering="true">
            <text:list-item>
              <text:p text:style-name="P43">La demande de signature sera déclenchée par l'enseignant et envoyée via<text:s/>l'espace personnel et/ou mail.</text:p>
            </text:list-item>
            <text:list-item>
              <text:p text:style-name="P44">La signature devra être sécurisée et accompagnée d’un horodatage pour assurer la validité du processus.</text:p>
            </text:list-item>
            <text:list-item>
              <text:p text:style-name="P45">La signature sera assignée à son enseignant, élève, matière et créneaux horaire.</text:p>
            </text:list-item>
            <text:list-item>
              <text:p text:style-name="P46">Chaque utilisateur pourra consulter l'historique de ses signatures.</text:p>
            </text:list-item>
          </text:list>
        </text:list-item>
        <text:list-item>
          <text:p text:style-name="P47">Archivage :</text:p>
          <text:list text:continue-numbering="true">
            <text:list-item>
              <text:p text:style-name="P48">Les signatures seront archivés et resteront disponibles pour consultation.</text:p>
            </text:list-item>
          </text:list>
        </text:list-item>
      </text:list>
      <text:p text:style-name="P49">3. Exigences techniques</text:p>
      <text:p text:style-name="P50">3.1 Langages de développement</text:p>
      <text:list text:style-name="LFO9" text:continue-numbering="true">
        <text:list-item>
          <text:p text:style-name="P51">Backend : PHP natif sans frameworks (ou en utilisant des bibliothèques PHP simples pour des fonctionnalités spécifiques).</text:p>
        </text:list-item>
        <text:list-item>
          <text:p text:style-name="P52">Frontend : HTML5 pour la structure des pages CSS3 pour la mise en forme, utilisation obligatoire du framework Bootstrap JavaScript pour les interactions dynamiques (possibilité d'utiliser des bibliothèques légères comme jQuery).</text:p>
        </text:list-item>
        <text:list-item>
          <text:p text:style-name="P53">Base de données : MySQL avec des tables bien structurées et des relations entre les classes, élèves, enseignants, matières et évaluations.</text:p>
        </text:list-item>
      </text:list>
      <text:p text:style-name="P54">3.2 Hébergement</text:p>
      <text:list text:style-name="LFO10" text:continue-numbering="true">
        <text:list-item>
          <text:p text:style-name="P55">Hébergement sur un serveur Apache compatible avec PHP 7+.</text:p>
        </text:list-item>
        <text:list-item>
          <text:p text:style-name="P56">Base de données MySQL hébergée sur le même serveur.</text:p>
        </text:list-item>
      </text:list>
      <text:p text:style-name="P57">3.3 Sécurité</text:p>
      <text:list text:style-name="LFO11" text:continue-numbering="true">
        <text:list-item>
          <text:p text:style-name="P58">Sessions sécurisées pour la gestion des utilisateurs et des connexions.</text:p>
        </text:list-item>
        <text:list-item>
          <text:p text:style-name="P59">Utilisation de HTTPS pour garantir la confidentialité des échanges.</text:p>
        </text:list-item>
        <text:list-item>
          <text:p text:style-name="P60">Cryptage des mots de passe (avec des fonctions comme password_hash()).</text:p>
        </text:list-item>
        <text:list-item>
          <text:p text:style-name="P61">Vérification des signatures numériques : utilisation d’horodatage et de systèmes de chiffrement pour assurer l’authenticité des signatures électroniques.</text:p>
        </text:list-item>
      </text:list>
      <text:p text:style-name="P62">3.4 Compatibilité</text:p>
      <text:list text:style-name="LFO12" text:continue-numbering="true">
        <text:list-item>
          <text:p text:style-name="P63">Compatibilité avec les navigateurs web modernes : Google Chrome, Mozilla Firefox, Microsoft Edge.</text:p>
        </text:list-item>
        <text:list-item>
          <text:p text:style-name="P64">Responsive Design : l’interface doit être adaptée aux différents types d’appareils (ordinateurs, tablettes, smartphones).</text:p>
        </text:list-item>
      </text:list>
      <text:p text:style-name="P65">4. Interfaces utilisateur</text:p>
      <text:p text:style-name="P66">4.1 Tableau de bord de l'administrateur</text:p>
      <text:list text:style-name="LFO13" text:continue-numbering="true">
        <text:list-item>
          <text:p text:style-name="P67">Vue d’ensemble des utilisateurs (enseignants, élèves).</text:p>
        </text:list-item>
        <text:list-item>
          <text:p text:style-name="P68">Gestion des<text:s/>classes et des matières.</text:p>
        </text:list-item>
        <text:list-item>
          <text:p text:style-name="P69">Accès aux archives des signatures.</text:p>
        </text:list-item>
        <text:list-item>
          <text:p text:style-name="P70">Statistiques générales (nombre d'élèves, d’enseignants, de classes).</text:p>
        </text:list-item>
      </text:list>
      <text:p text:style-name="P71">4.2 Interface enseignant</text:p>
      <text:list text:style-name="LFO14" text:continue-numbering="true">
        <text:list-item>
          <text:p text:style-name="P72">Consultation de l'emploi du temps.</text:p>
        </text:list-item>
        <text:list-item>
          <text:p text:style-name="P73">Liste des classes et des élèves.</text:p>
        </text:list-item>
        <text:list-item>
          <text:p text:style-name="P74">Création et gestion des signature.</text:p>
        </text:list-item>
      </text:list>
      <text:p text:style-name="P75">4.3 Interface élève</text:p>
      <text:list text:style-name="LFO15" text:continue-numbering="true">
        <text:list-item>
          <text:p text:style-name="P76">Consultation de l'emploi du temps.</text:p>
        </text:list-item>
        <text:list-item>
          <text:p text:style-name="P77">Signature et accès à leurs archives.</text:p>
        </text:list-item>
      </text:list>
      <text:p text:style-name="P78">5. Livrables attendus</text:p>
      <text:list text:style-name="LFO16" text:continue-numbering="true">
        <text:list-item>
          <text:p text:style-name="P79">Code source complet et documenté de l'application.</text:p>
        </text:list-item>
        <text:list-item>
          <text:p text:style-name="P80">Documentation technique expliquant l’installation et l’administration du système.</text:p>
        </text:list-item>
        <text:list-item>
          <text:p text:style-name="P81">Documentation utilisateur pour les enseignants, élèves, et administrateurs.</text:p>
        </text:list-item>
        <text:list-item>
          <text:p text:style-name="P82">Base de données MySQL préconfigurée avec les tables et relations nécessair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TOURMY Quentin</meta:initial-creator>
    <dc:creator>ETOURMY Quentin</dc:creator>
    <meta:creation-date>2024-11-12T07:44:00Z</meta:creation-date>
    <dc:date>2024-11-24T12:33:00Z</dc:date>
    <meta:template xlink:href="Normal.dotm" xlink:type="simple"/>
    <meta:editing-cycles>4</meta:editing-cycles>
    <meta:editing-duration>PT240S</meta:editing-duration>
    <meta:document-statistic meta:page-count="1" meta:paragraph-count="9" meta:word-count="725" meta:character-count="4705" meta:row-count="33" meta:non-whitespace-character-count="3989"/>
  </office:meta>
</office:document-meta>
</file>